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ans-serif"/>
  </office:font-face-decls>
  <office:automatic-styles>
    <style:style style:name="P1" style:family="paragraph" style:parent-style-name="Standard" style:list-style-name="L1">
      <style:text-properties officeooo:rsid="0004e737" officeooo:paragraph-rsid="0004e737"/>
    </style:style>
    <style:style style:name="P2" style:family="paragraph" style:parent-style-name="Standard" style:list-style-name="L1">
      <style:text-properties officeooo:paragraph-rsid="0004e737"/>
    </style:style>
    <style:style style:name="P3" style:family="paragraph" style:parent-style-name="Standard" style:list-style-name="L1">
      <style:text-properties officeooo:rsid="0005ab1f" officeooo:paragraph-rsid="0005ab1f"/>
    </style:style>
    <style:style style:name="T1" style:family="text">
      <style:text-properties officeooo:rsid="0004e737"/>
    </style:style>
    <style:style style:name="T2" style:family="text">
      <style:text-properties officeooo:rsid="00050c4e"/>
    </style:style>
    <style:style style:name="T3" style:family="text">
      <style:text-properties officeooo:rsid="0005a20e"/>
    </style:style>
    <style:style style:name="T4" style:family="text">
      <style:text-properties officeooo:rsid="0005ab1f"/>
    </style:style>
    <style:style style:name="T5" style:family="text">
      <style:text-properties officeooo:rsid="00061435"/>
    </style:style>
    <style:style style:name="T6" style:family="text">
      <style:text-properties officeooo:rsid="0006400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6407780" text:style-name="L1">
        <text:list-item>
          <text:p text:style-name="P1">What is Emmet?</text:p>
          <text:p text:style-name="P1"><text:s/>Emmet is one kind of extension or plugin which is used to write html and css code speedely.<text:line-break/></text:p>
        </text:list-item>
        <text:list-item>
          <text:p text:style-name="P1">Difference between library and framework?</text:p>
          <text:p text:style-name="P1"><text:s/>Library is one kind of functionality which we can integrate in our website or application where framework is a whole set tools or we can sat classes which is used to devlop the application.<text:line-break/></text:p>
        </text:list-item>
        <text:list-item>
          <text:p text:style-name="P1">What is CDN? Why do we use it?</text:p>
          <text:p text:style-name="P1"><text:s/>CDN stands for “Content Delivery Network”. We are using it to rduce the latency of the network and it is very easy to integrate third party library via CDN.<text:line-break/></text:p>
        </text:list-item>
        <text:list-item>
          <text:p text:style-name="P1">Why is React known as React?<text:line-break/><text:span text:style-name="T2">React is called React because of it’s core feature like ability to </text:span><text:span text:style-name="T3">react or respond dynamically to changes in data<text:line-break/></text:span></text:p>
        </text:list-item>
        <text:list-item>
          <text:p text:style-name="P2"><text:span text:style-name="T1">What is crossorigin in script tag?<text:line-break/></text:span><text:span text:style-name="T3">CORS stands for Cross-Origin Resource Sharing, and is a mechanism that allows resource on a web page to be </text:span><text:span text:style-name="T4">requested from another domain outside their own domain.<text:line-break/></text:span></text:p>
        </text:list-item>
        <text:list-item>
          <text:p text:style-name="P3">What is the diffeerence between react and ReactDOM.<text:line-break/>React <text:span text:style-name="T5">provides core featurs like creacting elements and hooks etc while ReactDOM is used to render the application.<text:line-break/></text:span></text:p>
        </text:list-item>
        <text:list-item>
          <text:p text:style-name="P3">What is difference between react.development.js and react.production.js files via CDN?<text:line-break/><text:span text:style-name="T5">Development.js file as the name suggest used for development purpose <text:s/>where production.js file has ugly, compressed , minified version of jscode so this makes rendering of files on the client machine very quickly and performance enhancing.<text:line-break/></text:span></text:p>
        </text:list-item>
        <text:list-item>
          <text:p text:style-name="P3">What is async and defer?<text:line-break/><text:span text:style-name="T6">Any web page that contains script and HTML code. So <text:s/>when the page is loading first it will start with html code parsing when it is parsing a code and encouter script tag it’s stopped getting executed and load the script once it is completed then it is execute the script and after that it continues parsing html code.<text:line-break/><text:line-break/>When any script attribute used with async it paralaly load the script with html parsing when it is done it stop the html parsing and execute the script and once it is completed it started html parsing again.<text:line-break/><text:line-break/>When any script attribute with defer is encountered the script is loading paralaly and html parsing continue untill it gets finished when it finished script started executing.<text:line-break/><text:line-break/>The main thing point out to here is order of the script loading we should not gurranty with async because one script may depends on other so if the script resources is independent we can use async but if it is dependent it’s better to use defer in that cas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0:36:31.862949698</meta:creation-date>
    <dc:date>2023-05-13T12:09:15.407848635</dc:date>
    <meta:editing-duration>PT51S</meta:editing-duration>
    <meta:editing-cycles>1</meta:editing-cycles>
    <meta:generator>LibreOffice/7.3.7.2$Linux_X86_64 LibreOffice_project/30$Build-2</meta:generator>
    <meta:document-statistic meta:table-count="0" meta:image-count="0" meta:object-count="0" meta:page-count="1" meta:paragraph-count="11" meta:word-count="415" meta:character-count="2369" meta:non-whitespace-character-count="1958"/>
  </office:meta>
</office:document-meta>
</file>